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8565" officeooo:paragraph-rsid="000a8565"/>
    </style:style>
    <style:style style:name="P2" style:family="paragraph" style:parent-style-name="Standard">
      <style:paragraph-properties fo:text-align="center" style:justify-single-word="false"/>
      <style:text-properties officeooo:rsid="000a8565" officeooo:paragraph-rsid="000a8565"/>
    </style:style>
    <style:style style:name="P3" style:family="paragraph" style:parent-style-name="Standard">
      <style:text-properties fo:font-style="italic" officeooo:rsid="000a8565" officeooo:paragraph-rsid="000a8565" style:font-style-asian="italic" style:font-style-complex="italic"/>
    </style:style>
    <style:style style:name="P4" style:family="paragraph" style:parent-style-name="Standard">
      <style:text-properties officeooo:rsid="000af4ab" officeooo:paragraph-rsid="000af4ab"/>
    </style:style>
    <style:style style:name="P5" style:family="paragraph" style:parent-style-name="Standard">
      <style:text-properties officeooo:rsid="000b4153" officeooo:paragraph-rsid="000b4153"/>
    </style:style>
    <style:style style:name="P6" style:family="paragraph" style:parent-style-name="Standard">
      <style:text-properties officeooo:rsid="000c11f1" officeooo:paragraph-rsid="000c11f1"/>
    </style:style>
    <style:style style:name="P7" style:family="paragraph" style:parent-style-name="Standard">
      <style:text-properties officeooo:rsid="000c29fe" officeooo:paragraph-rsid="000c29fe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Standard">
      <style:text-properties officeooo:rsid="000c29fe" officeooo:paragraph-rsid="000c29fe"/>
    </style:style>
    <style:style style:name="P10" style:family="paragraph" style:parent-style-name="Standard">
      <style:text-properties officeooo:rsid="000c29fe" officeooo:paragraph-rsid="00131898"/>
    </style:style>
    <style:style style:name="P11" style:family="paragraph" style:parent-style-name="Standard">
      <style:text-properties officeooo:rsid="000e978d" officeooo:paragraph-rsid="000e978d"/>
    </style:style>
    <style:style style:name="P12" style:family="paragraph" style:parent-style-name="Standard">
      <style:text-properties officeooo:rsid="000e978d" officeooo:paragraph-rsid="000b4153"/>
    </style:style>
    <style:style style:name="P13" style:family="paragraph" style:parent-style-name="Standard">
      <style:text-properties officeooo:rsid="000e978d" officeooo:paragraph-rsid="000ffa90"/>
    </style:style>
    <style:style style:name="P14" style:family="paragraph" style:parent-style-name="Standard">
      <style:text-properties officeooo:rsid="000e978d" officeooo:paragraph-rsid="00131898"/>
    </style:style>
    <style:style style:name="P15" style:family="paragraph" style:parent-style-name="Standard">
      <style:text-properties officeooo:rsid="000e978d" officeooo:paragraph-rsid="001466cf"/>
    </style:style>
    <style:style style:name="P16" style:family="paragraph" style:parent-style-name="Standard">
      <style:text-properties officeooo:rsid="000b4153" officeooo:paragraph-rsid="000e978d"/>
    </style:style>
    <style:style style:name="P17" style:family="paragraph" style:parent-style-name="Standard">
      <style:text-properties officeooo:rsid="000b4153" officeooo:paragraph-rsid="000b4153"/>
    </style:style>
    <style:style style:name="P18" style:family="paragraph" style:parent-style-name="Standard">
      <style:text-properties officeooo:rsid="000b4153" officeooo:paragraph-rsid="00131898"/>
    </style:style>
    <style:style style:name="P19" style:family="paragraph" style:parent-style-name="Standard">
      <style:text-properties officeooo:rsid="0014c590" officeooo:paragraph-rsid="0014c590"/>
    </style:style>
    <style:style style:name="T1" style:family="text">
      <style:text-properties style:font-name="Liberation Sans" fo:font-size="28pt" fo:font-weight="bold" officeooo:rsid="000a8565" style:font-name-asian="PingFang SC" style:font-size-asian="28pt" style:font-weight-asian="bold" style:font-name-complex="Arial Unicode MS" style:font-size-complex="28pt" style:font-weight-complex="bold"/>
    </style:style>
    <style:style style:name="T2" style:family="text">
      <style:text-properties officeooo:rsid="000b4153"/>
    </style:style>
    <style:style style:name="T3" style:family="text">
      <style:text-properties officeooo:rsid="000c11f1"/>
    </style:style>
    <style:style style:name="T4" style:family="text">
      <style:text-properties officeooo:rsid="000c29f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c11f1"/>
    </style:style>
    <style:style style:name="T8" style:family="text">
      <style:text-properties style:text-position="super 58%" officeooo:rsid="000e978d"/>
    </style:style>
    <style:style style:name="T9" style:family="text">
      <style:text-properties officeooo:rsid="000cdd8a"/>
    </style:style>
    <style:style style:name="T10" style:family="text">
      <style:text-properties officeooo:rsid="000e978d"/>
    </style:style>
    <style:style style:name="T11" style:family="text">
      <style:text-properties officeooo:rsid="000ffa90"/>
    </style:style>
    <style:style style:name="T12" style:family="text">
      <style:text-properties officeooo:rsid="001084db"/>
    </style:style>
    <style:style style:name="T13" style:family="text">
      <style:text-properties officeooo:rsid="00119445"/>
    </style:style>
    <style:style style:name="T14" style:family="text">
      <style:text-properties officeooo:rsid="001318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shatic <text:span text:style-name="T1">Inequality Overloading</text:span></text:p>
      <text:p text:style-name="P2">by Sven Nilsen, 2021-<text:span text:style-name="T10">2023</text:span></text:p>
      <text:p text:style-name="P1"/>
      <text:p text:style-name="P3">In this paper I introduce a technique of overloading inequality with a Seshatic relation.</text:p>
      <text:p text:style-name="P1"/>
      <text:p text:style-name="P4">Assume one has a <text:span text:style-name="T2">member of some type</text:span>:</text:p>
      <text:p text:style-name="P4"/>
      <text:p text:style-name="P4"><text:tab/><text:span text:style-name="T2">a : T</text:span></text:p>
      <text:p text:style-name="P4"/>
      <text:p text:style-name="P4">Now, pick one value of some <text:span text:style-name="T2">second</text:span> type, <text:span text:style-name="T3">that is symbolic distinct</text:span><text:span text:style-name="T7"><text:reference-ref text:reference-format="text" text:ref-name="symbolic distinction">[1]</text:reference-ref></text:span><text:span text:style-name="T3"> from the first</text:span>:</text:p>
      <text:p text:style-name="P4"/>
      <text:p text:style-name="P4"><text:tab/>b : <text:span text:style-name="T2">U</text:span></text:p>
      <text:p text:style-name="P4"/>
      <text:p text:style-name="P5">Seshatic Inequality Overloading <text:span text:style-name="T3">is the idea that members of two </text:span><text:span text:style-name="T4">symbolic distinct</text:span><text:span text:style-name="T3"> types are inequal, </text:span><text:span text:style-name="T10">by propagating inquality</text:span><text:span text:style-name="T8"><text:reference-ref text:reference-format="text" text:ref-name="path semantical quality">[2]</text:reference-ref></text:span><text:span text:style-name="T10"> to inequality:</text:span></text:p>
      <text:p text:style-name="P5"/>
      <text:p text:style-name="P16"><text:tab/>¬(a ~~ b) <text:s text:c="3"/>=&gt; <text:s text:c="3"/>eq((a, b)) = false</text:p>
      <text:p text:style-name="P5"/>
      <text:p text:style-name="P11">With the extended definition of the type of `eq`:</text:p>
      <text:p text:style-name="P11"/>
      <text:p text:style-name="P13"><text:tab/><text:span text:style-name="T2">¬(</text:span><text:span text:style-name="T11">T</text:span><text:span text:style-name="T2"> </text:span><text:span text:style-name="T11">==</text:span><text:span text:style-name="T2"> </text:span><text:span text:style-name="T11">U</text:span><text:span text:style-name="T2">) <text:s text:c="3"/></text:span><text:span text:style-name="T11">=&gt; <text:s text:c="3"/></text:span>eq{T : type, U : type} : <text:span text:style-name="T11">T</text:span> × <text:span text:style-name="T11">U</text:span> -&gt; bool</text:p>
      <text:p text:style-name="P18"/>
      <text:p text:style-name="P10">This form of overloading is only valid <text:span text:style-name="T9">when two symbolic distinct types can not be treated as equal.</text:span></text:p>
      <text:p text:style-name="P14"/>
      <text:p text:style-name="P11"><text:span text:style-name="T14">Seshatic Inequality Overloading</text:span> <text:span text:style-name="T12">works, </text:span>because because one can prove in<text:line-break/>Path Semantical Intuitionistic Logic<text:span text:style-name="T6"><text:reference-ref text:reference-format="text" text:ref-name="path semantical logic">[3]</text:reference-ref></text:span> (PSI):</text:p>
      <text:p text:style-name="P11"/>
      <text:p text:style-name="P11"><text:tab/>(a : T) ⋀ (b : U) ⋀ ¬(T == U) <text:s text:c="3"/>=&gt; <text:s text:c="3"/><text:span text:style-name="T2">¬(a ~~ b)</text:span></text:p>
      <text:p text:style-name="P5"/>
      <text:p text:style-name="P15">Notice that one can not prove `<text:span text:style-name="T2">¬(a </text:span>==<text:span text:style-name="T2"> b)</text:span>`.</text:p>
      <text:p text:style-name="P15">Seshatic Inequality Overloading requires <text:span text:style-name="T13">path semantical </text:span>quality<text:span text:style-name="T6"><text:reference-ref text:reference-format="text" text:ref-name="path semantical quality">[2]</text:reference-ref></text:span>.</text:p>
      <text:p text:style-name="P12"/>
      <text:p text:style-name="P19">For an implementation, see the `quality_traits::SeshNeq` trait in the Prop library<text:span text:style-name="T6"><text:reference-ref text:reference-format="text" text:ref-name="prop">[4]</text:reference-ref></text:span>.</text:p>
      <text:p text:style-name="P19"/>
      <text:h text:style-name="P8" text:outline-level="3">References:</text:h>
      <text:p text:style-name="P6"/>
      <text:p text:style-name="P7"><text:reference-mark-start text:name="symbolic distinction"/>[1]<text:reference-mark-end text:name="symbolic distinction"/><text:tab/>“Symbolic Distinction”</text:p>
      <text:p text:style-name="P7"><text:tab/>Sven Nilsen, 2021</text:p>
      <text:p text:style-name="P7"><text:tab/><text:a xlink:type="simple" xlink:href="https://github.com/advancedresearch/path_semantics/blob/master/papers-wip2/symbolic-distinction.pdf" text:style-name="Internet_20_link" text:visited-style-name="Visited_20_Internet_20_Link"><text:span text:style-name="T5">https://github.com/advancedresearch/path_semantics/blob/master/papers-wip2/symbolic-distinction.pdf</text:span></text:a></text:p>
      <text:p text:style-name="P7"/>
      <text:p text:style-name="P11"><text:reference-mark-start text:name="path semantical quality"/>[2]<text:reference-mark-end text:name="path semantical quality"/><text:tab/>“Path Semantical Quality”</text:p>
      <text:p text:style-name="P11"><text:tab/>Sven Nilsen, 2021</text:p>
      <text:p text:style-name="P11"><text:tab/><text:a xlink:type="simple" xlink:href="https://github.com/advancedresearch/path_semantics/blob/master/papers-wip2/path-semantical-quality.pdf" text:style-name="Internet_20_link" text:visited-style-name="Visited_20_Internet_20_Link"><text:span text:style-name="T5">https://github.com/advancedresearch/path_semantics/blob/master/papers-wip2/path-semantical-quality.pdf</text:span></text:a></text:p>
      <text:p text:style-name="P11"/>
      <text:p text:style-name="P19"><text:reference-mark-start text:name="path semantical logic"/>[3]<text:reference-mark-end text:name="path semantical logic"/><text:tab/>“Path Semantical Logic”</text:p>
      <text:p text:style-name="P19"><text:tab/>AdvancedResearch – Reading sequences on Path Semantics</text:p>
      <text:p text:style-name="P19"><text:tab/><text:a xlink:type="simple" xlink:href="https://github.com/advancedresearch/path_semantics/blob/master/sequences.md#path-semantical-logic" text:style-name="Internet_20_link" text:visited-style-name="Visited_20_Internet_20_Link"><text:span text:style-name="T5">https://github.com/advancedresearch/path_semantics/blob/master/sequences.md#path-semantical-logic</text:span></text:a></text:p>
      <text:p text:style-name="P19"/>
      <text:p text:style-name="P19"><text:reference-mark-start text:name="prop"/>[4]<text:reference-mark-end text:name="prop"/><text:tab/>“Prop”</text:p>
      <text:p text:style-name="P19"><text:tab/>AdvancedResearch – Propositional logic with types in Rust</text:p>
      <text:p text:style-name="P19"><text:tab/><text:a xlink:type="simple" xlink:href="https://github.com/advancedresearch/prop" text:style-name="Internet_20_link" text:visited-style-name="Visited_20_Internet_20_Link"><text:span text:style-name="T5">https://github.com/advancedresearch/prop</text:span></text:a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3T16:23:40.806982764</meta:creation-date>
    <dc:date>2023-01-13T11:47:07.941350860</dc:date>
    <meta:editing-duration>PT14M38S</meta:editing-duration>
    <meta:editing-cycles>9</meta:editing-cycles>
    <meta:generator>LibreOffice/7.2.2.2$MacOSX_X86_64 LibreOffice_project/02b2acce88a210515b4a5bb2e46cbfb63fe97d56</meta:generator>
    <meta:document-statistic meta:table-count="0" meta:image-count="0" meta:object-count="0" meta:page-count="2" meta:paragraph-count="30" meta:word-count="215" meta:character-count="1624" meta:non-whitespace-character-count="1406"/>
  </office:meta>
</office:document-meta>
</file>